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61" manifest:media-type="application/x-openoffice-gdimetafile;windows_formatname=&quot;GDIMetaFile&quot;"/>
  <manifest:file-entry manifest:full-path="ObjectReplacements/Object 356" manifest:media-type=""/>
  <manifest:file-entry manifest:full-path="ObjectReplacements/Object 36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styles.xml" manifest:media-type="text/xml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Paragraphe_5f_Réponse_5f_Pointillés_5f_Grisés">
      <style:text-properties officeooo:paragraph-rsid="029a4e6e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2__5f_6_5f_SERIE_5f_N_5f_GAUCHE_5f_ET_5f_DROITE_5f_2COL">
      <style:paragraph-properties style:page-number="142" fo:break-before="auto" fo:break-after="auto"/>
    </style:style>
    <style:style style:name="P10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d7e12c"/>
    </style:style>
    <style:style style:name="P1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7fb241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/>
    <style:style style:name="T18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d7e12c" style:run-through="back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85" draw:name="Shape2_5" draw:style-name="gr14" draw:text-style-name="P113" svg:width="2.701cm" svg:height="0.715cm" draw:transform="rotate (0.0876155284501153) translate (1.13594444444444cm 1.13770833333333cm)">
        <draw:text-box>
          <text:p text:style-name="P108"><text:span text:style-name="T180">Série 6</text:span></text:p>
        </draw:text-box>
      </draw:frame>
      <draw:frame text:anchor-type="page" text:anchor-page-number="2" draw:z-index="184" draw:name="Shape2_4" draw:style-name="gr15" draw:text-style-name="P116" svg:width="3.918cm" svg:height="1.031cm" draw:transform="rotate (0.0876155284501153) translate (0.137583333333333cm 0.342194444444444cm)">
        <draw:text-box>
          <text:p text:style-name="P108"><text:span text:style-name="T181">Fiche supplémentaire</text:span></text:p>
        </draw:text-box>
      </draw:frame>
      <draw:frame text:anchor-type="page" text:anchor-page-number="3" draw:z-index="23" draw:name="Shape2_2" draw:style-name="gr15" draw:text-style-name="P116" svg:width="3.918cm" svg:height="1.031cm" draw:transform="rotate (0.0876155284501153) translate (0.137583333333333cm 0.342194444444444cm)">
        <draw:text-box>
          <text:p text:style-name="P108"><text:span text:style-name="T181">Fiche supplémentaire</text:span></text:p>
        </draw:text-box>
      </draw:frame>
      <draw:frame text:anchor-type="page" text:anchor-page-number="3" draw:z-index="22" draw:name="Shape2_0" draw:style-name="gr14" draw:text-style-name="P113" svg:width="2.701cm" svg:height="0.715cm" draw:transform="rotate (0.0876155284501153) translate (1.13418055555556cm 1.2065cm)">
        <draw:text-box>
          <text:p text:style-name="P108"><text:span text:style-name="T180">Série 6</text:span></text:p>
        </draw:text-box>
      </draw:frame>
      <draw:frame text:anchor-type="page" text:anchor-page-number="1" draw:z-index="1" draw:name="Shape2_3" draw:style-name="gr15" draw:text-style-name="P116" svg:width="3.918cm" svg:height="1.031cm" draw:transform="rotate (0.0876155284501153) translate (0.137583333333333cm 0.342194444444444cm)">
        <draw:text-box>
          <text:p text:style-name="P108"><text:span text:style-name="T181">Fiche supplémentaire</text:span></text:p>
        </draw:text-box>
      </draw:frame>
      <draw:frame text:anchor-type="page" text:anchor-page-number="2" draw:z-index="0" draw:name="Shape2_1" draw:style-name="gr14" draw:text-style-name="P113" svg:width="2.701cm" svg:height="0.715cm" draw:transform="rotate (0.0876155284501153) translate (1.13594444444444cm 1.13770833333333cm)">
        <draw:text-box>
          <text:p text:style-name="P108"><text:span text:style-name="T180">Série 6</text:span></text:p>
        </draw:text-box>
      </draw:frame>
      <text:list xml:id="list2162377313" text:style-name="_5f_Numérotation_20_des_20_exercices">
        <text:list-item text:start-value="1">
          <text:h text:style-name="P106" text:outline-level="1" text:restart-numbering="true" text:start-value="1"><text:span text:style-name="_5f_Caractères">Billy possède 38 billes toutes identiques. Il sait que la masse des 38 billes est 201 grammes.</text:span></text:h>
          <text:list>
            <text:list-item>
              <text:p text:style-name="_5f_Paragraphe_5f_avec_5f_Num_5f_Question"><text:span text:style-name="_5f_Caractères">Quelle est la masse exacte d’une bille en gramme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list xml:id="list23082298125448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onner la valeur arrondie au dixième près de la masse d’une bill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list xml:id="list230823423013422" text:continue-numbering="true" text:style-name="_5f_Numérotation_20_des_20_exercices">
        <text:list-item>
          <text:h text:style-name="_5f_Titre_5f_Exercices_5f_sans_5f_Titre" text:outline-level="1"><text:span text:style-name="_5f_Caractères">Parmi 20 pommes sur un étalage, on trouve 4 variétés :</text:span></text:h>
        </text:list-item>
      </text:list>
      <text:list xml:id="list3507759636" text:style-name="List_20_1">
        <text:list-item>
          <text:h text:style-name="_5f_Paragraphe_5f_Bullet" text:outline-level="1"><text:span text:style-name="_5f_Caractères">8 sont des pommes « Gala » ;</text:span></text:h>
        </text:list-item>
        <text:list-item>
          <text:h text:style-name="_5f_Paragraphe_5f_Bullet" text:outline-level="1"><text:span text:style-name="_5f_pointillés_20_gris"><draw:frame draw:style-name="fr5" draw:name="Object196" text:anchor-type="as-char" svg:y="-0.534cm" svg:width="0.293cm" svg:height="0.87cm" draw:z-index="36"><draw:object xlink:href="./Object 356" xlink:type="simple" xlink:show="embed" xlink:actuate="onLoad"/><draw:image xlink:href="./ObjectReplacements/Object 356" xlink:type="simple" xlink:show="embed" xlink:actuate="onLoad"/></draw:frame></text:span><text:span text:style-name="_5f_Caractères"><text:s/>sont des pommes « Reinette » ;</text:span></text:h>
        </text:list-item>
        <text:list-item>
          <text:h text:style-name="_5f_Paragraphe_5f_Bullet" text:outline-level="1"><text:span text:style-name="_5f_Caractères">Parmi les deux variétés restantes, </text:span><text:span text:style-name="_5f_pointillés_20_gris"><draw:frame draw:style-name="fr5" draw:name="Object197" text:anchor-type="as-char" svg:y="-0.534cm" svg:width="0.293cm" svg:height="0.87cm" draw:z-index="37"><draw:object xlink:href="./Object 357" xlink:type="simple" xlink:show="embed" xlink:actuate="onLoad"/><draw:image xlink:href="./ObjectReplacements/Object 357" xlink:type="simple" xlink:show="embed" xlink:actuate="onLoad"/></draw:frame></text:span><text:span text:style-name="_5f_Caractères"><text:s/>sont des « Granny Smith » ;</text:span></text:h>
        </text:list-item>
        <text:list-item>
          <text:h text:style-name="_5f_Paragraphe_5f_Bullet" text:outline-level="1"><text:span text:style-name="_5f_Caractères">La dernière variété est « Pink Lady ».</text:span></text:h>
        </text:list-item>
      </text:list>
      <text:list xml:id="list230824178633259" text:continue-list="list230823423013422" text:style-name="_5f_Numérotation_20_des_20_exercices">
        <text:list-item>
          <text:list>
            <text:list-item>
              <text:p text:style-name="_5f_Paragraphe_5f_avec_5f_Num_5f_Question"><text:span text:style-name="_5f_Caractères">Déterminer le nombre de pommes « Reinette »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list xml:id="list23082220835133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n déduire le nombre de pommes « Granny Smith »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list xml:id="list23082402004422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Julie, en voyant l’étalage, affirme qu’un dixième des pommes sont des « Pink Lady ». A-t-elle raison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3939209406" text:continue-numbering="true" text:style-name="_5f_Numérotation_20_des_20_exercices">
        <text:list-item>
          <text:h text:style-name="_5f_Titre_5f_Exercices_5f_sans_5f_Titre" text:outline-level="1"><text:span text:style-name="_5f_Caractères">À 10h, Sonia a peint </text:span><text:span text:style-name="_5f_pointillés_20_gris"><draw:frame draw:style-name="fr5" draw:name="Object198" text:anchor-type="as-char" svg:y="-0.534cm" svg:width="0.293cm" svg:height="0.87cm" draw:z-index="38"><draw:object xlink:href="./Object 358" xlink:type="simple" xlink:show="embed" xlink:actuate="onLoad"/><draw:image xlink:href="./ObjectReplacements/Object 358" xlink:type="simple" xlink:show="embed" xlink:actuate="onLoad"/></draw:frame></text:span><text:span text:style-name="_5f_Caractères"><text:s/>du mur du salon dont la surface est 12 m² et Lilian a peint </text:span><text:span text:style-name="_5f_pointillés_20_gris"><draw:frame draw:style-name="fr5" draw:name="Object199" text:anchor-type="as-char" svg:y="-0.534cm" svg:width="0.293cm" svg:height="0.87cm" draw:z-index="39"><draw:object xlink:href="./Object 359" xlink:type="simple" xlink:show="embed" xlink:actuate="onLoad"/><draw:image xlink:href="./ObjectReplacements/Object 359" xlink:type="simple" xlink:show="embed" xlink:actuate="onLoad"/></draw:frame></text:span><text:span text:style-name="_5f_Caractères"><text:s/>du mur de la salle de bain dont la surface est 3 m². </text:span></text:h>
        </text:list-item>
      </text:list>
      <text:h text:style-name="_5f_Paragraphe" text:outline-level="1"><text:span text:style-name="_5f_Caractères">Qui, de Sonia ou Lilian a peint la plus grande surface à ce moment-là ?</text:span></text:h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230822276449516" text:continue-numbering="true" text:style-name="_5f_Numérotation_20_des_20_exercices">
        <text:list-item>
          <text:h text:style-name="_5f_Titre_5f_Exercices_5f_sans_5f_Titre" text:outline-level="1"><text:span text:style-name="_5f_Caractères">Alice a vendu </text:span><text:span text:style-name="_5f_pointillés_20_gris"><draw:frame draw:style-name="fr5" draw:name="Object200" text:anchor-type="as-char" svg:y="-0.534cm" svg:width="0.517cm" svg:height="0.87cm" draw:z-index="40"><draw:object xlink:href="./Object 360" xlink:type="simple" xlink:show="embed" xlink:actuate="onLoad"/><draw:image xlink:href="./ObjectReplacements/Object 360" xlink:type="simple" xlink:show="embed" xlink:actuate="onLoad"/></draw:frame></text:span><text:span text:style-name="_5f_Caractères"><text:s/>de ses 220 pâtisseries et Nour-Eddine a vendu </text:span><text:span text:style-name="_5f_pointillés_20_gris"><draw:frame draw:style-name="fr5" draw:name="Object201" text:anchor-type="as-char" svg:y="-0.534cm" svg:width="0.293cm" svg:height="0.87cm" draw:z-index="41"><draw:object xlink:href="./Object 361" xlink:type="simple" xlink:show="embed" xlink:actuate="onLoad"/><draw:image xlink:href="./ObjectReplacements/Object 361" xlink:type="simple" xlink:show="embed" xlink:actuate="onLoad"/></draw:frame></text:span><text:span text:style-name="_5f_Caractères"><text:s/>de ses 150 pâtisseries. </text:span></text:h>
        </text:list-item>
      </text:list>
      <text:h text:style-name="_5f_Paragraphe" text:outline-level="1"><text:span text:style-name="_5f_Caractères">Qui a vendu le plus de pâtisseries ?</text:span></text:h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2933016134" text:continue-numbering="true" text:style-name="_5f_Numérotation_20_des_20_exercices">
        <text:list-item>
          <text:h text:style-name="_5f_Titre_5f_Exercices_5f_sans_5f_Titre" text:outline-level="1"><text:span text:style-name="_5f_Caractères">Lino a préparé un cocktail « Bora bora ». Dans son shaker de 90 cL, il y a </text:span><text:span text:style-name="_5f_pointillés_20_gris"><draw:frame draw:style-name="fr5" draw:name="Object202" text:anchor-type="as-char" svg:y="-0.534cm" svg:width="0.293cm" svg:height="0.87cm" draw:z-index="42"><draw:object xlink:href="./Object 362" xlink:type="simple" xlink:show="embed" xlink:actuate="onLoad"/><draw:image xlink:href="./ObjectReplacements/Object 362" xlink:type="simple" xlink:show="embed" xlink:actuate="onLoad"/></draw:frame></text:span><text:span text:style-name="_5f_Caractères"><text:s/>de jus de fruit de la passion, </text:span><text:span text:style-name="_5f_pointillés_20_gris"><draw:frame draw:style-name="fr5" draw:name="Object203" text:anchor-type="as-char" svg:y="-0.534cm" svg:width="0.293cm" svg:height="0.87cm" draw:z-index="43"><draw:object xlink:href="./Object 363" xlink:type="simple" xlink:show="embed" xlink:actuate="onLoad"/><draw:image xlink:href="./ObjectReplacements/Object 363" xlink:type="simple" xlink:show="embed" xlink:actuate="onLoad"/></draw:frame></text:span><text:span text:style-name="_5f_Caractères"><text:s/>de jus d’ananas, </text:span><text:span text:style-name="_5f_pointillés_20_gris"><draw:frame draw:style-name="fr5" draw:name="Object204" text:anchor-type="as-char" svg:y="-0.534cm" svg:width="0.517cm" svg:height="0.87cm" draw:z-index="44"><draw:object xlink:href="./Object 364" xlink:type="simple" xlink:show="embed" xlink:actuate="onLoad"/><draw:image xlink:href="./ObjectReplacements/Object 364" xlink:type="simple" xlink:show="embed" xlink:actuate="onLoad"/></draw:frame></text:span><text:span text:style-name="_5f_Caractères"><text:s/>de jus de citron et </text:span><text:span text:style-name="_5f_pointillés_20_gris"><draw:frame draw:style-name="fr5" draw:name="Object205" text:anchor-type="as-char" svg:y="-0.534cm" svg:width="0.517cm" svg:height="0.87cm" draw:z-index="45"><draw:object xlink:href="./Object 365" xlink:type="simple" xlink:show="embed" xlink:actuate="onLoad"/><draw:image xlink:href="./ObjectReplacements/Object 365" xlink:type="simple" xlink:show="embed" xlink:actuate="onLoad"/></draw:frame></text:span><text:span text:style-name="_5f_Caractères"><text:s/>de sirop de grenadine. Détermine le volume de chaque ingrédient utilisé.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3199522312" text:continue-numbering="true" text:style-name="_5f_Numérotation_20_des_20_exercices">
        <text:list-item>
          <text:h text:style-name="_5f_Titre_5f_Exercices_5f_sans_5f_Titre" text:outline-level="1"><text:span text:style-name="_5f_Caractères">Une bouteille vidée aux </text:span><text:span text:style-name="_5f_pointillés_20_gris"><draw:frame draw:style-name="fr5" draw:name="Object1" text:anchor-type="as-char" svg:y="-0.534cm" svg:width="0.293cm" svg:height="0.87cm" draw:z-index="5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contient encore <text:line-break/>20 cL de jus de betteraves.</text:span></text:h>
        </text:list-item>
      </text:list>
      <text:h text:style-name="_5f_Paragraphe" text:outline-level="1"><text:span text:style-name="_5f_Caractères">Quelle était sa contenance au départ ?</text:span></text:h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4139889034" text:continue-numbering="true" text:style-name="_5f_Numérotation_20_des_20_exercices">
        <text:list-item>
          <text:h text:style-name="_5f_Titre_5f_Exercices_5f_sans_5f_Titre" text:outline-level="1"><text:span text:style-name="_5f_Caractères">Thomas a gagné au loto : il décide de donner </text:span><text:span text:style-name="_5f_pointillés_20_gris"><draw:frame draw:style-name="fr5" draw:name="Object206" text:anchor-type="as-char" svg:y="-0.534cm" svg:width="0.293cm" svg:height="0.87cm" draw:z-index="46"><draw:object xlink:href="./Object 366" xlink:type="simple" xlink:show="embed" xlink:actuate="onLoad"/><draw:image xlink:href="./ObjectReplacements/Object 366" xlink:type="simple" xlink:show="embed" xlink:actuate="onLoad"/></draw:frame></text:span><text:span text:style-name="_5f_Caractères"><text:s/>de ce qu’il a gagné à sa sœur et </text:span><text:span text:style-name="_5f_pointillés_20_gris"><draw:frame draw:style-name="fr5" draw:name="Object207" text:anchor-type="as-char" svg:y="-0.534cm" svg:width="0.293cm" svg:height="0.87cm" draw:z-index="47"><draw:object xlink:href="./Object 367" xlink:type="simple" xlink:show="embed" xlink:actuate="onLoad"/><draw:image xlink:href="./ObjectReplacements/Object 367" xlink:type="simple" xlink:show="embed" xlink:actuate="onLoad"/></draw:frame></text:span><text:span text:style-name="_5f_Caractères"><text:s/>de ce qu’il a gagné à son meilleur ami.</text:span></text:h>
        </text:list-item>
      </text:list>
      <text:h text:style-name="_5f_Paragraphe" text:outline-level="1"><text:span text:style-name="_5f_Caractères">Quelle fraction de la somme gagnée lui reste-t-il ?</text:span></text:h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3622938119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Bella a deux petites galettes identiques. Elle mange la moitié de la première galette et pro­pose à Abel : "Préfères-tu manger la moitié du reste de la première galette ou le tiers de la deuxième galette ?". Quel choix Abel doit faire pour avoir le plus gros morceau 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list xml:id="list230823081040187" text:continue-numbering="true" text:style-name="_5f_Numérotation_20_des_20_exercices">
        <text:list-item>
          <text:h text:style-name="_5f_Titre_5f_Exercices_5f_sans_5f_Titre" text:outline-level="1"><text:span text:style-name="_5f_Caractères">Bella a deux carreaux de chocolats d'un demi-centimètre d'épaisseur. L'un a la forme d'un rectangle de 3 cm sur 5 cm et l'autre d'un carré de 5 cm de côté. Elle propose à Abel :« Préfères-tu :</text:span></text:h>
        </text:list-item>
      </text:list>
      <text:list xml:id="list230823523780263" text:continue-list="list3507759636" text:style-name="List_20_1">
        <text:list-item>
          <text:h text:style-name="_5f_Paragraphe_5f_Bullet" text:outline-level="1"><text:span text:style-name="_5f_Caractères">que je te donne un quart de tout le chocolat ?</text:span></text:h>
        </text:list-item>
        <text:list-item>
          <text:h text:style-name="_5f_Paragraphe_5f_Bullet" text:outline-level="1"><text:span text:style-name="_5f_Caractères">que je donne deux tiers du chocolat qui a la forme d'un rectangle ?</text:span></text:h>
        </text:list-item>
        <text:list-item>
          <text:h text:style-name="_5f_Paragraphe_5f_Bullet" text:outline-level="1"><text:span text:style-name="_5f_Caractères">que je mange un cinquième du chocolat qui a la forme d'un rectangle et que je te donne la moitié de ce qu'il reste de ce chocolat ?</text:span></text:h>
        </text:list-item>
        <text:list-item>
          <text:h text:style-name="_5f_Paragraphe_5f_Bullet" text:outline-level="1"><text:span text:style-name="_5f_Caractères">que je mange un tiers du chocolat qui a la forme d'un rectangle et que je te donne un cinquième de tout le chocolat qu'il reste ? » </text:span></text:h>
        </text:list-item>
      </text:list>
      <text:h text:style-name="_5f_Paragraphe" text:outline-level="1"><text:span text:style-name="_5f_Caractères">Quel choix Abel doit faire pour avoir le plus de chocolat ?</text:span></text:h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  <text:p text:style-name="P100"><text:span text:style-name="_5f_pointillés_20_gris">………………………………………………………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back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17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218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19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21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3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4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6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8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01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02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05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7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9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148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150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52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95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4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6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42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29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43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25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6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139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41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20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1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133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34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36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126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27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128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3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8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179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1"><draw:line text:anchor-type="paragraph" draw:z-index="180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181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6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7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168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69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3"><draw:path text:anchor-type="paragraph" draw:z-index="170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72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74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5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6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2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4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path text:anchor-type="paragraph" draw:z-index="345" draw:name="Shape1_0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46" draw:name="Shape3_4" draw:style-name="Mgr1" draw:text-style-name="MP2" svg:x1="6.595cm" svg:y1="0.397cm" svg:x2="20.496cm" svg:y2="0.36cm"><text:p/></draw:line><text:span text:style-name="MT20">Problèmes</text:span><text:span text:style-name="MT1"> </text:span></text:p>
      </style:header>
      <style:header-left>
        <text:p text:style-name="MP27"><draw:path text:anchor-type="paragraph" draw:z-index="186" draw:name="Shape1_9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163" draw:name="Shape3_27" draw:style-name="Mgr1" draw:text-style-name="MP2" svg:x1="6.613cm" svg:y1="0.397cm" svg:x2="20.497cm" svg:y2="0.36cm"><text:p/></draw:line><text:span text:style-name="MT20">Problèmes</text:span><text:span text:style-name="MT1"> </text:span></text:p>
      </style:header-left>
      <style:header-first>
        <text:p text:style-name="MP27"><draw:path text:anchor-type="paragraph" draw:z-index="348" draw:name="Shape1_10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349" draw:name="Shape3_37" draw:style-name="Mgr1" draw:text-style-name="MP2" svg:x1="6.595cm" svg:y1="0.397cm" svg:x2="20.496cm" svg:y2="0.36cm"><text:p/></draw:line><text:span text:style-name="MT20">Problèmes</text:span><text:span text:style-name="MT1"> </text:span></text:p>
      </style:header-first>
      <style:footer>
        <text:h text:style-name="_5f_Footer_20_page_20_impaire_20__28_D_29_" text:outline-level="1"><draw:frame draw:style-name="Mfr3" draw:name="Frame1" text:anchor-type="paragraph" svg:x="11.141cm" svg:y="-0.076cm" draw:z-index="0"><draw:text-box fo:min-height="0.499cm" fo:min-width="7.096cm"><text:p text:style-name="Footer"><text:span text:style-name="MT12">F</text:span>ractions : Problèmes</text:p></draw:text-box></draw:frame><draw:g text:anchor-type="paragraph" draw:z-index="347" draw:name="Shape4_227" draw:style-name="Mgr7"><draw:path draw:style-name="Mgr3" draw:text-style-name="MP5" svg:width="0.855cm" svg:height="1.172cm" svg:x="-0.189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_5f_Footer_20_page_20_impaire_20__28_D_29_" text:outline-level="1"><draw:g text:anchor-type="paragraph" draw:z-index="350" draw:name="Shape4_228" draw:style-name="Mgr7"><draw:path draw:style-name="Mgr3" draw:text-style-name="MP5" svg:width="0.855cm" svg:height="1.172cm" svg:x="18.347cm" svg:y="-0.175cm" svg:viewBox="0 0 856 1173" svg:d="M856 1173h-856v-991c0-100 79-182 175-182h505c97 0 176 82 176 182z"><text:p/></draw:path></draw:g><draw:frame draw:style-name="Mfr3" draw:name="Frame2" text:anchor-type="paragraph" svg:x="11.141cm" svg:y="-0.076cm" draw:z-index="351"><draw:text-box fo:min-height="0.499cm" fo:min-width="7.096cm"><text:p text:style-name="Footer"><text:span text:style-name="MT12">F</text:span>ractions : Problèmes</text:p></draw:text-box></draw:frame><text:page-number text:select-page="current">143</text:page-number></text:h>
      </style:footer-left>
      <style:footer-first>
        <text:h text:style-name="_5f_Footer_20_page_20_paire_20__28_G_29_" text:outline-level="1"><draw:g text:anchor-type="paragraph" draw:z-index="352" draw:name="Shape4_229" draw:style-name="Mgr7"><draw:path draw:style-name="Mgr3" draw:text-style-name="MP5" svg:width="0.855cm" svg:height="1.172cm" svg:x="-0.062cm" svg:y="-0.175cm" svg:viewBox="0 0 856 1173" svg:d="M856 1173h-856v-991c0-100 79-182 175-182h505c97 0 176 82 176 182z"><text:p/></draw:path></draw:g><draw:frame draw:style-name="Mfr3" draw:name="Frame3" text:anchor-type="paragraph" svg:x="0.997cm" svg:y="0.018cm" draw:z-index="353"><draw:text-box fo:min-height="0.499cm" fo:min-width="7.096cm"><text:p text:style-name="Footer"><text:span text:style-name="MT12">F</text:span>ractions : Problèmes</text:p></draw:text-box></draw:frame><text:page-number text:select-page="current">142</text:page-number></text:h>
      </style:footer-firs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7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8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56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7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3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2">Multiplier</text:span> </text:p>
      </style:header>
      <style:header-left>
        <text:p text:style-name="MP29">Calculer : <text:span text:style-name="MT22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01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draw:g text:anchor-type="paragraph" draw:z-index="303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8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3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78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draw:g text:anchor-type="paragraph" draw:z-index="286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7">G</text:span>éométrie plane : Parallèles, perpendiculaires,<text:line-break/> distances</text:p>
      </style:header>
      <style:header-left>
        <text:p text:style-name="MP33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71" draw:name="Shape4_59" draw:style-name="Mgr2"><draw:path draw:style-name="Mgr8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4">G</text:span>éométrie plane : Parallèles, perpendiculaires, distances</text:h></draw:text-box></draw:frame><draw:g text:anchor-type="paragraph" draw:z-index="274" draw:name="Shape4_62" draw:style-name="Mgr2"><draw:path draw:style-name="Mgr8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64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</text:span></text:p></draw:text-box></draw:frame><draw:g text:anchor-type="paragraph" draw:z-index="267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0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5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47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28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draw:g text:anchor-type="paragraph" draw:z-index="230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2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4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4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8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27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231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15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20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07" draw:name="Shape4_11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09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198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03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193" draw:name="Shape4_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196" draw:name="Shape4_7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22" draw:name="Shape3_7" draw:style-name="Mgr9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23" draw:name="Shape3_29" draw:style-name="Mgr9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21" draw:name="Shape3_33" draw:style-name="Mgr9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1" draw:name="Shape3_35" draw:style-name="Mgr9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4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9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32" draw:name="Shape3_30" draw:style-name="Mgr9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3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4" draw:name="Shape3_31" draw:style-name="Mgr9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5" draw:name="Shape3_32" draw:style-name="Mgr9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6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7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9" draw:name="Shape3_34" draw:style-name="Mgr9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40" draw:name="Shape3_36" draw:style-name="Mgr9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3" draw:name="Shape3_0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45" draw:name="Shape3_18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48" draw:name="Shape4_10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9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0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35" draw:name="Shape4_22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37" draw:name="Shape4_87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232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33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313" draw:name="Shape4_2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344" draw:name="Shape4_99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89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300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5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49" draw:name="Shape4_94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95" draw:name="Shape4_9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94" draw:name="Shape4_96" draw:style-name="Mgr2"><draw:path draw:style-name="Mgr11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98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7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01" draw:name="Shape3_11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93" draw:name="Shape3_20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40" draw:name="Shape4_11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4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3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07" draw:name="Shape3_16" draw:style-name="Mgr10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06" draw:name="Shape3_17" draw:style-name="Mgr10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29" draw:name="Shape4_107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6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8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62" draw:name="Shape4_10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87" draw:name="Shape4_122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58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253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56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57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49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1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89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8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80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291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54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92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1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46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17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5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04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09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13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0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290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12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54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6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57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60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59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30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62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4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3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43" draw:name="Shape4_157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27" draw:name="Shape4_216" draw:style-name="Mgr2"><draw:path draw:style-name="Mgr8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28" draw:name="Shape4_21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25" draw:name="Shape4_21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26" draw:name="Shape4_21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187" draw:name="Shape4_211" draw:style-name="Mgr2"><draw:path draw:style-name="Mgr8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51" draw:name="Shape4_212" draw:style-name="Mgr2"><draw:path draw:style-name="Mgr8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29" draw:name="Shape4_209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11" draw:name="Shape4_210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73" draw:name="Shape4_20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10" draw:name="Shape4_206" draw:style-name="Mgr2"><draw:path draw:style-name="Mgr8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12" draw:name="Shape4_205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8" draw:name="Shape4_15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17" draw:name="Shape4_15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54" draw:name="Shape4_15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71" draw:name="Shape4_149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59" draw:name="Shape4_150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32" draw:name="Shape4_20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91" draw:name="Shape4_20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26" draw:name="Shape4_20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92" draw:name="Shape4_201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62" draw:name="Shape4_19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41" draw:name="Shape4_195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18" draw:name="Shape4_192" draw:style-name="Mgr2"><draw:path draw:style-name="Mgr8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284" draw:name="Shape4_193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22" draw:name="Shape4_19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23" draw:name="Shape4_19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341" draw:name="Shape4_117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342" draw:name="Shape4_189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20" draw:name="Shape4_17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09" draw:name="Shape7_8" draw:style-name="Mgr10" draw:text-style-name="MP2" svg:x1="9.042cm" svg:y1="0.36cm" svg:x2="20.461cm" svg:y2="0.36cm"><text:p/></draw:line><draw:path text:anchor-type="paragraph" draw:z-index="311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312" draw:name="Shape6_2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314" draw:name="Shape7_9" draw:style-name="Mgr10" draw:text-style-name="MP2" svg:x1="9.042cm" svg:y1="0.36cm" svg:x2="20.461cm" svg:y2="0.36cm"><text:p/></draw:line><draw:path text:anchor-type="paragraph" draw:z-index="315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316" draw:name="Shape6_5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19" draw:name="Shape8_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08" draw:name="Shape4_178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4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5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02" draw:name="Shape4_16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6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8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2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4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289" draw:name="Shape4_17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277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79" draw:name="Shape6_3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81" draw:name="Shape7_6" draw:style-name="Mgr10" draw:text-style-name="MP2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282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83" draw:name="Shape6_4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85" draw:name="Shape7_3" draw:style-name="Mgr10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287" draw:name="Shape8_4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2162377313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275" draw:name="Shape4_174" draw:style-name="Mgr2"><draw:path draw:style-name="Mgr11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823169880490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276" draw:name="Shape4_175" draw:style-name="Mgr2"><draw:path draw:style-name="Mgr11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72" draw:name="Shape4_196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73" draw:name="Shape4_197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69" draw:name="Shape4_198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70" draw:name="Shape4_199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66" draw:name="Shape4_16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0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34" draw:name="Shape4_161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50" draw:name="Shape10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48" draw:name="Shape10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75" draw:name="Shape4_20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53" draw:name="Shape4_208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82" draw:name="Shape7" draw:style-name="Mgr14" draw:text-style-name="MP98" svg:width="4.329cm" svg:height="2.24cm" svg:x="-1.499cm" svg:y="-1cm" svg:viewBox="0 0 4330 2241" svg:d="M0 2241l3984-288c209-15 363-168 345-342l-170-1611h-4159z"><text:p/></draw:path><draw:frame text:anchor-type="paragraph" draw:z-index="81" draw:name="Shape8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78" draw:name="Shape9" draw:style-name="Mgr9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24" draw:name="Shape1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83" draw:name="Shape4_215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5" draw:name="Shape4_218" draw:style-name="Mgr2"><draw:path draw:style-name="Mgr8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66" draw:name="Shape4_219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65" draw:name="Shape4_22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68" draw:name="Shape10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67" draw:name="Shape10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70" draw:name="Shape4_22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72" draw:name="Shape4_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71" draw:name="Shape4_0" draw:style-name="Mgr2"><draw:path draw:style-name="Mgr8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4" draw:name="Shape4_225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73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69" draw:name="Shape4_22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74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13" draw:name="Shape4_22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84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77" draw:name="Shape4_22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79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18" draw:name="Shape4_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76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51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52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31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49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0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61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55" draw:name="Shape4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58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20" draw:name="Shape4_226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100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14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11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21" draw:name="Shape4_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0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02" draw:name="Shape4_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05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6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9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12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19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7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5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6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7H26M21S</meta:editing-duration>
    <meta:editing-cycles>274</meta:editing-cycles>
    <meta:generator>LibreOffice/7.1.1.2$Windows_X86_64 LibreOffice_project/fe0b08f4af1bacafe4c7ecc87ce55bb426164676</meta:generator>
    <dc:date>2021-07-15T23:08:19.777000000</dc:date>
    <meta:document-statistic meta:table-count="0" meta:image-count="0" meta:object-count="13" meta:page-count="2" meta:paragraph-count="803" meta:word-count="3144" meta:character-count="20840" meta:non-whitespace-character-count="18115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356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57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size 10{{5}over{7}}</annotation>
  </semantics>
</math>
</file>

<file path=Object 358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59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{3}over{5}}</annotation>
  </semantics>
</math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2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3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364/content.xml><?xml version="1.0" encoding="utf-8"?>
<math xmlns="http://www.w3.org/1998/Math/MathML" display="block">
  <semantics>
    <mstyle mathsize="10pt">
      <mfrac>
        <mn>1</mn>
        <mn>18</mn>
      </mfrac>
    </mstyle>
    <annotation encoding="StarMath 5.0">size 10{{1}over{18}}</annotation>
  </semantics>
</math>
</file>

<file path=Object 365/content.xml><?xml version="1.0" encoding="utf-8"?>
<math xmlns="http://www.w3.org/1998/Math/MathML" display="block">
  <semantics>
    <mstyle mathsize="10pt">
      <mfrac>
        <mn>1</mn>
        <mn>18</mn>
      </mfrac>
    </mstyle>
    <annotation encoding="StarMath 5.0">size 10{{1}over{18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